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40842C5EA03544C610.png" manifest:media-type="image/png"/>
  <manifest:file-entry manifest:full-path="Pictures/100002010000019000000140DE7D2944775B01D4.png" manifest:media-type="image/png"/>
  <manifest:file-entry manifest:full-path="Pictures/10000201000001900000012CA5A27397DE592A9D.png" manifest:media-type="image/png"/>
  <manifest:file-entry manifest:full-path="Pictures/10000201000001900000012C75A7BF5A2AAE9CF1.png" manifest:media-type="image/png"/>
  <manifest:file-entry manifest:full-path="Pictures/10000201000001900000012C0838346389BA9261.png" manifest:media-type="image/png"/>
  <manifest:file-entry manifest:full-path="Pictures/10000201000001900000012CE692B28963196ACA.png" manifest:media-type="image/png"/>
  <manifest:file-entry manifest:full-path="Pictures/10000201000001F40000012C3B5918013638BD29.png" manifest:media-type="image/png"/>
  <manifest:file-entry manifest:full-path="Pictures/100002010000012C0000012C6667D58D4D39DCF5.png" manifest:media-type="image/png"/>
  <manifest:file-entry manifest:full-path="Pictures/10000201000001900000012C2E0B831902D678BA.png" manifest:media-type="image/png"/>
  <manifest:file-entry manifest:full-path="Pictures/10000201000001900000012C6BE873E7392CF112.png" manifest:media-type="image/png"/>
  <manifest:file-entry manifest:full-path="Pictures/10000201000001900000012C6B431DCECA6B6B78.png" manifest:media-type="image/png"/>
  <manifest:file-entry manifest:full-path="Pictures/10000201000001900000012C4CF40A49A48074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496cm, 0cm, 0.654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632cm, 0cm, 0.519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63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038cm" fo:min-width="0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473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7.518cm" svg:height="7.518cm" svg:x="1cm" svg:y="1cm">
              <draw:image xlink:href="Pictures/100002010000012C0000012C6667D58D4D39DCF5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2.268cm" svg:height="7.366cm" svg:x="8.322cm" svg:y="1cm">
              <draw:image xlink:href="Pictures/10000201000001F40000012C3B5918013638BD29.png" xlink:type="simple" xlink:show="embed" xlink:actuate="onLoad" loext:mime-type="image/png">
                <text:p/>
              </draw:image>
            </draw:frame>
          </draw:g>
          <draw:frame draw:style-name="gr2" draw:text-style-name="P2" draw:layer="layout" svg:width="1.065cm" svg:height="0.962cm" svg:x="0.77cm" svg:y="1cm">
            <draw:text-box>
              <text:p>a)</text:p>
            </draw:text-box>
          </draw:frame>
          <draw:frame draw:style-name="gr2" draw:text-style-name="P2" draw:layer="layout" svg:width="1.065cm" svg:height="0.962cm" svg:x="8.511cm" svg:y="1cm">
            <draw:text-box>
              <text:p>b)</text:p>
            </draw:text-box>
          </draw:frame>
        </draw:g>
      </draw:page>
      <draw:page draw:name="page2" draw:style-name="dp1" draw:master-page-name="Default">
        <draw:frame draw:style-name="gr3" draw:text-style-name="P1" draw:layer="layout" svg:width="10.16cm" svg:height="7.62cm" svg:x="1cm" svg:y="1cm">
          <draw:image xlink:href="Pictures/10000201000001900000012C6BE873E7392CF112.png" xlink:type="simple" xlink:show="embed" xlink:actuate="onLoad" loext:mime-type="image/png">
            <text:p/>
          </draw:image>
        </draw:frame>
        <draw:frame draw:style-name="gr1" draw:text-style-name="P1" draw:layer="layout" svg:width="10.159cm" svg:height="7.619cm" svg:x="10.431cm" svg:y="1cm">
          <draw:image xlink:href="Pictures/10000201000001900000012C6B431DCECA6B6B78.png" xlink:type="simple" xlink:show="embed" xlink:actuate="onLoad" loext:mime-type="image/png">
            <text:p/>
          </draw:image>
        </draw:frame>
        <draw:frame draw:style-name="gr1" draw:text-style-name="P1" draw:layer="layout" svg:width="10.159cm" svg:height="7.619cm" svg:x="1cm" svg:y="8.593cm">
          <draw:image xlink:href="Pictures/10000201000001900000012C4CF40A49A4807403.png" xlink:type="simple" xlink:show="embed" xlink:actuate="onLoad" loext:mime-type="image/png">
            <text:p/>
          </draw:image>
        </draw:frame>
        <draw:frame draw:style-name="gr1" draw:text-style-name="P1" draw:layer="layout" svg:width="10.159cm" svg:height="7.619cm" svg:x="10.431cm" svg:y="8.591cm">
          <draw:image xlink:href="Pictures/10000201000001900000012C2E0B831902D678BA.png" xlink:type="simple" xlink:show="embed" xlink:actuate="onLoad" loext:mime-type="image/png">
            <text:p/>
          </draw:image>
        </draw:frame>
        <draw:frame draw:style-name="gr2" draw:text-style-name="P2" draw:layer="layout" svg:width="1.065cm" svg:height="0.962cm" svg:x="0.769cm" svg:y="1cm">
          <draw:text-box>
            <text:p>a)</text:p>
          </draw:text-box>
        </draw:frame>
        <draw:frame draw:style-name="gr2" draw:text-style-name="P2" draw:layer="layout" svg:width="1.065cm" svg:height="0.962cm" svg:x="10.031cm" svg:y="1cm">
          <draw:text-box>
            <text:p>b)</text:p>
          </draw:text-box>
        </draw:frame>
        <draw:frame draw:style-name="gr4" draw:text-style-name="P2" draw:layer="layout" svg:width="1.031cm" svg:height="0.962cm" svg:x="0.769cm" svg:y="8.772cm">
          <draw:text-box>
            <text:p>c)</text:p>
          </draw:text-box>
        </draw:frame>
        <draw:frame draw:style-name="gr2" draw:text-style-name="P2" draw:layer="layout" svg:width="1.065cm" svg:height="0.962cm" svg:x="10.131cm" svg:y="8.772cm">
          <draw:text-box>
            <text:p>d)</text:p>
          </draw:text-box>
        </draw:frame>
        <draw:custom-shape draw:style-name="gr5" draw:text-style-name="P3" draw:layer="layout" svg:width="0.247cm" svg:height="0.251cm" svg:x="14.94cm" svg:y="12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g>
          <draw:frame draw:style-name="gr6" draw:text-style-name="P3" draw:layer="layout" svg:width="9.008cm" svg:height="7.619cm" svg:x="11.117cm" svg:y="1cm">
            <draw:image xlink:href="Pictures/10000201000001900000012CE692B28963196ACA.png" xlink:type="simple" xlink:show="embed" xlink:actuate="onLoad" loext:mime-type="image/png">
              <text:p/>
            </draw:image>
          </draw:frame>
          <draw:frame draw:style-name="gr7" draw:text-style-name="P3" draw:layer="layout" svg:width="9.007cm" svg:height="7.619cm" svg:x="2.219cm" svg:y="1cm">
            <draw:image xlink:href="Pictures/10000201000001900000012C0838346389BA9261.png" xlink:type="simple" xlink:show="embed" xlink:actuate="onLoad" loext:mime-type="image/png">
              <text:p/>
            </draw:image>
          </draw:frame>
          <draw:frame draw:style-name="gr8" draw:text-style-name="P2" draw:layer="layout" svg:width="1.363cm" svg:height="0.962cm" svg:x="2.17cm" svg:y="1cm">
            <draw:text-box>
              <text:p>a)</text:p>
            </draw:text-box>
          </draw:frame>
          <draw:frame draw:style-name="gr8" draw:text-style-name="P2" draw:layer="layout" svg:width="1.363cm" svg:height="0.962cm" svg:x="10.976cm" svg:y="1cm">
            <draw:text-box>
              <text:p>b)</text:p>
            </draw:text-box>
          </draw:frame>
          <draw:custom-shape draw:style-name="gr9" draw:text-style-name="P4" draw:layer="layout" svg:width="0.406cm" svg:height="0.406cm" svg:x="13.933cm" svg:y="6.65cm">
            <text:p text:style-name="P3"><text:span text:style-name="T1">1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4" draw:layer="layout" svg:width="0.406cm" svg:height="0.406cm" svg:x="16.59cm" svg:y="4.739cm">
            <text:p text:style-name="P3"><text:span text:style-name="T1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4" draw:layer="layout" svg:width="0.406cm" svg:height="0.406cm" svg:x="14.655cm" svg:y="5.062cm">
            <text:p text:style-name="P3"><text:span text:style-name="T1">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4" draw:layer="layout" svg:width="0.406cm" svg:height="0.406cm" svg:x="12.983cm" svg:y="3.15cm">
            <text:p text:style-name="P3"><text:span text:style-name="T1">3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  <draw:page draw:name="page4" draw:style-name="dp1" draw:master-page-name="Default">
        <draw:g>
          <draw:g>
            <draw:frame draw:style-name="gr3" draw:text-style-name="P1" draw:layer="layout" svg:width="10.16cm" svg:height="7.62cm" svg:x="1cm" svg:y="1cm">
              <draw:image xlink:href="Pictures/10000201000001900000012C75A7BF5A2AAE9CF1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0.159cm" svg:height="7.619cm" svg:x="10.331cm" svg:y="1cm">
              <draw:image xlink:href="Pictures/10000201000001900000012CA5A27397DE592A9D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0.159cm" svg:height="7.619cm" svg:x="1cm" svg:y="8.693cm">
              <draw:image xlink:href="Pictures/100002010000019000000140DE7D2944775B01D4.png" xlink:type="simple" xlink:show="embed" xlink:actuate="onLoad" loext:mime-type="image/png">
                <text:p/>
              </draw:image>
            </draw:frame>
            <draw:frame draw:style-name="gr10" draw:text-style-name="P1" draw:layer="layout" svg:width="9.685cm" svg:height="7.619cm" svg:x="10.805cm" svg:y="8.691cm">
              <draw:image xlink:href="Pictures/100002010000019000000140842C5EA03544C610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1.065cm" svg:height="0.962cm" svg:x="1.169cm" svg:y="1cm">
              <draw:text-box>
                <text:p>a)</text:p>
              </draw:text-box>
            </draw:frame>
            <draw:frame draw:style-name="gr2" draw:text-style-name="P2" draw:layer="layout" svg:width="1.065cm" svg:height="0.962cm" svg:x="10.407cm" svg:y="1cm">
              <draw:text-box>
                <text:p>b)</text:p>
              </draw:text-box>
            </draw:frame>
            <draw:frame draw:style-name="gr11" draw:text-style-name="P2" draw:layer="layout" svg:width="1.039cm" svg:height="0.962cm" svg:x="1.169cm" svg:y="8.094cm">
              <draw:text-box>
                <text:p>c)</text:p>
              </draw:text-box>
            </draw:frame>
            <draw:frame draw:style-name="gr12" draw:text-style-name="P2" draw:layer="layout" svg:width="1.074cm" svg:height="0.962cm" svg:x="10.398cm" svg:y="8.094cm">
              <draw:text-box>
                <text:p>d)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0000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0.853cm" fo:margin-right="1.01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6T12:44:09.859085190</meta:creation-date>
    <dc:date>2021-04-28T23:55:42.399099594</dc:date>
    <meta:editing-duration>PT1H42M35S</meta:editing-duration>
    <meta:editing-cycles>5</meta:editing-cycles>
    <meta:generator>LibreOffice/6.1.5.2$Linux_X86_64 LibreOffice_project/10$Build-2</meta:generator>
    <meta:document-statistic meta:object-count="34"/>
  </office:meta>
</office:document-meta>
</file>